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zxx" fo:country="none" officeooo:rsid="000531ab" officeooo:paragraph-rsid="000531ab" style:font-size-asian="15pt" style:language-asian="zxx" style:country-asian="none" style:font-size-complex="15pt" style:language-complex="zxx" style:country-complex="none"/>
    </style:style>
    <style:style style:name="P2" style:family="paragraph" style:parent-style-name="Standard">
      <style:text-properties fo:font-size="15pt" fo:language="zxx" fo:country="none" officeooo:rsid="000531ab" officeooo:paragraph-rsid="0007d0e0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break-before="page"/>
      <style:text-properties fo:font-size="15pt" fo:language="zxx" fo:country="none" officeooo:rsid="000531ab" officeooo:paragraph-rsid="000531ab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paragraph-properties fo:break-before="page"/>
      <style:text-properties fo:font-size="15pt" fo:language="zxx" fo:country="none" officeooo:rsid="000531ab" officeooo:paragraph-rsid="0007d0e0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rsid="000531ab" officeooo:paragraph-rsid="000531ab" style:language-asian="zxx" style:country-asian="none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language="zxx" fo:country="none" officeooo:paragraph-rsid="000531ab" style:language-asian="zxx" style:country-asian="none" style:language-complex="zxx" style:country-complex="none"/>
    </style:style>
    <style:style style:name="P7" style:family="paragraph" style:parent-style-name="Standard">
      <style:text-properties fo:font-size="15pt" fo:language="zxx" fo:country="none" officeooo:rsid="000a2d6a" officeooo:paragraph-rsid="000fcf94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font-size="15pt" fo:language="zxx" fo:country="none" officeooo:rsid="000a2d6a" officeooo:paragraph-rsid="000fcf94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font-size="15pt" fo:language="zxx" fo:country="none" officeooo:rsid="000531ab" officeooo:paragraph-rsid="000531ab" style:font-size-asian="15pt" style:language-asian="zxx" style:country-asian="none" style:font-size-complex="15pt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font-size="15pt" fo:language="zxx" fo:country="none" officeooo:rsid="000531ab" officeooo:paragraph-rsid="0007d0e0" style:font-size-asian="15pt" style:language-asian="zxx" style:country-asian="none" style:font-size-complex="15pt" style:language-complex="zxx" style:country-complex="none"/>
    </style:style>
    <style:style style:name="P11" style:family="paragraph" style:parent-style-name="Standard">
      <style:text-properties fo:font-size="15pt" fo:language="zxx" fo:country="none" officeooo:rsid="000531ab" officeooo:paragraph-rsid="0007d0e0" style:font-size-asian="15pt" style:language-asian="zxx" style:country-asian="none" style:font-size-complex="15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font-size="12pt" fo:language="zxx" fo:country="none" officeooo:rsid="000531ab" officeooo:paragraph-rsid="0007d0e0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officeooo:paragraph-rsid="001a13e1"/>
    </style:style>
    <style:style style:name="P14" style:family="paragraph" style:parent-style-name="Standard">
      <style:paragraph-properties fo:text-align="justify" style:justify-single-word="false"/>
      <style:text-properties officeooo:paragraph-rsid="000531ab"/>
    </style:style>
    <style:style style:name="P15" style:family="paragraph" style:parent-style-name="Standard">
      <style:paragraph-properties fo:text-align="justify" style:justify-single-word="false"/>
      <style:text-properties officeooo:paragraph-rsid="001d3879"/>
    </style:style>
    <style:style style:name="P16" style:family="paragraph" style:parent-style-name="Standard">
      <style:paragraph-properties fo:text-align="justify" style:justify-single-word="false"/>
      <style:text-properties officeooo:paragraph-rsid="00283ad4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Liberation Serif" fo:font-size="12pt" fo:font-style="normal" fo:font-weight="normal" officeooo:rsid="00267de7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283ad4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28933a" style:font-size-asian="12pt" style:font-style-asian="normal" style:font-weight-asian="normal"/>
    </style:style>
    <style:style style:name="T5" style:family="text">
      <style:text-properties style:font-name="Liberation Serif" fo:font-size="12pt" fo:language="zxx" fo:country="none" fo:font-style="normal" fo:font-weight="normal" style:font-size-asian="12pt" style:language-asian="zxx" style:country-asian="none" style:font-style-asian="normal" style:font-weight-asian="normal" style:language-complex="zxx" style:country-complex="none"/>
    </style:style>
    <style:style style:name="T6" style:family="text">
      <style:text-properties style:font-name="Liberation Serif" fo:font-size="12pt" fo:language="zxx" fo:country="none" fo:font-style="normal" fo:font-weight="normal" officeooo:rsid="0023ab63" style:font-size-asian="10.5pt" style:language-asian="zxx" style:country-asian="none" style:font-style-asian="normal" style:font-weight-asian="normal" style:font-size-complex="12pt"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officeooo:rsid="000531ab" style:language-asian="zxx" style:country-asian="none" style:language-complex="zxx" style:country-complex="none"/>
    </style:style>
    <style:style style:name="T9" style:family="text">
      <style:text-properties fo:language="zxx" fo:country="none" officeooo:rsid="000c7820" style:language-asian="zxx" style:country-asian="none" style:language-complex="zxx" style:country-complex="none"/>
    </style:style>
    <style:style style:name="T10" style:family="text">
      <style:text-properties officeooo:rsid="000584fe"/>
    </style:style>
    <style:style style:name="T11" style:family="text">
      <style:text-properties officeooo:rsid="0007d0e0"/>
    </style:style>
    <style:style style:name="T12" style:family="text">
      <style:text-properties officeooo:rsid="0009af03"/>
    </style:style>
    <style:style style:name="T13" style:family="text">
      <style:text-properties fo:font-size="12pt" officeooo:rsid="000fcf94" style:font-size-asian="10.5pt" style:font-size-complex="12pt"/>
    </style:style>
    <style:style style:name="T14" style:family="text">
      <style:text-properties fo:font-size="12pt" officeooo:rsid="001040e9" style:font-size-asian="10.5pt" style:font-size-complex="12pt"/>
    </style:style>
    <style:style style:name="T15" style:family="text">
      <style:text-properties fo:font-size="12pt" officeooo:rsid="00108fdd" style:font-size-asian="10.5pt" style:font-size-complex="12pt"/>
    </style:style>
    <style:style style:name="T16" style:family="text">
      <style:text-properties fo:font-size="12pt" officeooo:rsid="00113d6d" style:font-size-asian="10.5pt" style:font-size-complex="12pt"/>
    </style:style>
    <style:style style:name="T17" style:family="text">
      <style:text-properties fo:font-size="12pt" officeooo:rsid="0012ff5e" style:font-size-asian="10.5pt" style:font-size-complex="12pt"/>
    </style:style>
    <style:style style:name="T18" style:family="text">
      <style:text-properties fo:font-size="12pt" officeooo:rsid="00141700" style:font-size-asian="10.5pt" style:font-size-complex="12pt"/>
    </style:style>
    <style:style style:name="T19" style:family="text">
      <style:text-properties fo:font-size="12pt" officeooo:rsid="0017d9e0" style:font-size-asian="10.5pt" style:font-size-complex="12pt"/>
    </style:style>
    <style:style style:name="T20" style:family="text">
      <style:text-properties fo:font-size="12pt" officeooo:rsid="001b4e80" style:font-size-asian="10.5pt" style:font-size-complex="12pt"/>
    </style:style>
    <style:style style:name="T21" style:family="text">
      <style:text-properties fo:font-size="12pt" officeooo:rsid="00230f2b" style:font-size-asian="10.5pt" style:font-size-complex="12pt"/>
    </style:style>
    <style:style style:name="T22" style:family="text">
      <style:text-properties fo:font-size="12pt" officeooo:rsid="002318ae" style:font-size-asian="10.5pt" style:font-size-complex="12pt"/>
    </style:style>
    <style:style style:name="T23" style:family="text">
      <style:text-properties fo:font-size="12pt" officeooo:rsid="00233d17" style:font-size-asian="10.5pt" style:font-size-complex="12pt"/>
    </style:style>
    <style:style style:name="T24" style:family="text">
      <style:text-properties fo:font-size="12pt" officeooo:rsid="0023ab63" style:font-size-asian="10.5pt" style:font-size-complex="12pt"/>
    </style:style>
    <style:style style:name="T25" style:family="text">
      <style:text-properties fo:font-size="12pt" officeooo:rsid="002586c7" style:font-size-asian="10.5pt" style:font-size-complex="12pt"/>
    </style:style>
    <style:style style:name="T26" style:family="text">
      <style:text-properties fo:font-size="12pt" officeooo:rsid="002608b3" style:font-size-asian="10.5pt" style:font-size-complex="12pt"/>
    </style:style>
    <style:style style:name="T27" style:family="text">
      <style:text-properties fo:font-size="12pt" fo:language="zxx" fo:country="none" officeooo:rsid="0017d9e0" style:font-size-asian="10.5pt" style:language-asian="zxx" style:country-asian="none" style:font-size-complex="12pt" style:language-complex="zxx" style:country-complex="none"/>
    </style:style>
    <style:style style:name="T28" style:family="text">
      <style:text-properties fo:font-size="12pt" fo:language="zxx" fo:country="none" officeooo:rsid="0019048c" style:font-size-asian="10.5pt" style:language-asian="zxx" style:country-asian="none" style:font-size-complex="12pt" style:language-complex="zxx" style:country-complex="none"/>
    </style:style>
    <style:style style:name="T29" style:family="text">
      <style:text-properties fo:font-size="12pt" fo:language="zxx" fo:country="none" officeooo:rsid="000531ab" style:font-size-asian="10.5pt" style:language-asian="zxx" style:country-asian="none" style:font-size-complex="12pt" style:language-complex="zxx" style:country-complex="none"/>
    </style:style>
    <style:style style:name="T30" style:family="text">
      <style:text-properties fo:font-size="12pt" fo:language="zxx" fo:country="none" officeooo:rsid="001c7618" style:font-size-asian="10.5pt" style:language-asian="zxx" style:country-asian="none" style:font-size-complex="12pt" style:language-complex="zxx" style:country-complex="none"/>
    </style:style>
    <style:style style:name="T31" style:family="text">
      <style:text-properties fo:font-size="12pt" fo:language="zxx" fo:country="none" officeooo:rsid="001c88c3" style:font-size-asian="10.5pt" style:language-asian="zxx" style:country-asian="none" style:font-size-complex="12pt" style:language-complex="zxx" style:country-complex="none"/>
    </style:style>
    <style:style style:name="T32" style:family="text">
      <style:text-properties fo:font-size="12pt" fo:language="zxx" fo:country="none" officeooo:rsid="001d3879" style:font-size-asian="10.5pt" style:language-asian="zxx" style:country-asian="none" style:font-size-complex="12pt" style:language-complex="zxx" style:country-complex="none"/>
    </style:style>
    <style:style style:name="T33" style:family="text">
      <style:text-properties fo:font-size="12pt" fo:language="zxx" fo:country="none" officeooo:rsid="001e02e0" style:font-size-asian="10.5pt" style:language-asian="zxx" style:country-asian="none" style:font-size-complex="12pt" style:language-complex="zxx" style:country-complex="none"/>
    </style:style>
    <style:style style:name="T34" style:family="text">
      <style:text-properties fo:font-size="12pt" fo:language="zxx" fo:country="none" officeooo:rsid="002586c7" style:font-size-asian="10.5pt" style:language-asian="zxx" style:country-asian="none" style:font-size-complex="12pt" style:language-complex="zxx" style:country-complex="none"/>
    </style:style>
    <style:style style:name="T35" style:family="text">
      <style:text-properties fo:font-size="12pt" fo:language="zxx" fo:country="none" officeooo:rsid="00267de7" style:font-size-asian="10.5pt" style:language-asian="zxx" style:country-asian="none" style:font-size-complex="12pt" style:language-complex="zxx" style:country-complex="none"/>
    </style:style>
    <style:style style:name="T36" style:family="text">
      <style:text-properties officeooo:rsid="001b902d"/>
    </style:style>
    <style:style style:name="T37" style:family="text">
      <style:text-properties officeooo:rsid="00267de7"/>
    </style:style>
    <style:style style:name="T38" style:family="text">
      <style:text-properties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15.739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3.45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1.716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24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ula 1</text:p>
      <text:p text:style-name="P1"/>
      <text:p text:style-name="P1">1.1 HelloWorld.c</text:p>
      <text:p text:style-name="P1"/>
      <text:p text:style-name="P6"><draw:frame text:anchor-type="paragraph" draw:z-index="0" draw:name="Forma1" draw:style-name="gr4" draw:text-style-name="P18" svg:width="13.018cm" svg:height="4.465cm" svg:x="1.991cm" svg:y="0cm"><draw:text-box><text:p text:style-name="P17"><text:span text:style-name="T38">#include &lt;stdio.h&gt;</text:span></text:p><text:p text:style-name="P17"><text:span text:style-name="T38"/></text:p><text:p text:style-name="P17"><text:span text:style-name="T38">int main() {</text:span></text:p><text:p text:style-name="P17"><text:span text:style-name="T38"><text:s text:c="2"/></text:span><text:span text:style-name="T38">printf("Hello World!\n");</text:span></text:p><text:p text:style-name="P17"><text:span text:style-name="T38"><text:s text:c="2"/></text:span><text:span text:style-name="T38">return 0;</text:span></text:p><text:p text:style-name="P17"><text:span text:style-name="T38">}</text:span></text:p><text:p text:style-name="P17"><text:span text:style-name="T38"/></text:p><text:p text:style-name="P17"><text:span text:style-name="T38">/*</text:span></text:p><text:p text:style-name="P17"><text:span text:style-name="T38">Hello World!</text:span></text:p><text:p text:style-name="P17"><text:span text:style-name="T38">*/</text:span></text:p></draw:text-box></draw:frame></text:p>
      <text:p text:style-name="P14"><text:span text:style-name="T7"><text:tab/></text:span><text:span text:style-name="T8">Programa simples utilizando a biblioteca padrão de funções de entrada e saída do C contendo apenas um método (main), que </text:span><text:span text:style-name="T9">imprime</text:span><text:span text:style-name="T8"> a frase ‘</text:span><text:span text:style-name="T5">Hello World!</text:span><text:span text:style-name="T8">’ e retorna o valor 0.</text:span></text:p>
      <text:p text:style-name="P14"><text:span text:style-name="T7"><text:tab/></text:span><text:span text:style-name="T8">O comando return 0 seria uma "boa prática" ao programar em C pois a função main é declarada como do tipo inteiro, logo ela espera uma saída também do tipo inteiro. Ele também é usado para identificar que o programa foi executado com sucesso.</text:span></text:p>
      <text:p text:style-name="P14"><text:span text:style-name="T8"/></text:p>
      <text:p text:style-name="P5"/>
      <text:p text:style-name="P9"/>
      <text:p text:style-name="P3">2. Aula 2</text:p>
      <text:p text:style-name="P1"/>
      <text:p text:style-name="P1">2.1 <text:span text:style-name="T10">testaEstrutura.c</text:span></text:p>
      <text:p text:style-name="P1"/>
      <text:p text:style-name="P7"><draw:frame text:anchor-type="paragraph" draw:z-index="1" draw:name="Forma2" draw:style-name="gr3" draw:text-style-name="P18" svg:width="12.727cm" svg:height="11.717cm" svg:x="2.136cm" svg:y="0cm"><draw:text-box><text:p text:style-name="P17"><text:span text:style-name="T38">#include &lt;stdio.h&gt;</text:span></text:p><text:p text:style-name="P17"><text:span text:style-name="T38">#include &lt;malloc.h&gt;</text:span></text:p><text:p text:style-name="P17"><text:span text:style-name="T38"/></text:p><text:p text:style-name="P17"><text:span text:style-name="T38">typedef struct{</text:span></text:p><text:p text:style-name="P17"><text:span text:style-name="T38"><text:s text:c="2"/></text:span><text:span text:style-name="T38">int c1;</text:span></text:p><text:p text:style-name="P17"><text:span text:style-name="T38"><text:s text:c="2"/></text:span><text:span text:style-name="T38">int c2;</text:span></text:p><text:p text:style-name="P17"><text:span text:style-name="T38">} TESTE, *PONT;</text:span></text:p><text:p text:style-name="P17"><text:span text:style-name="T38"/></text:p><text:p text:style-name="P17"><text:span text:style-name="T38">PONT copiar(TESTE t1){</text:span></text:p><text:p text:style-name="P17"><text:span text:style-name="T38"><text:tab/></text:span><text:span text:style-name="T38">PONT x = (PONT) malloc(sizeof(TESTE));</text:span></text:p><text:p text:style-name="P17"><text:span text:style-name="T38"><text:tab/></text:span><text:span text:style-name="T38">*x = t1;</text:span></text:p><text:p text:style-name="P17"><text:span text:style-name="T38"><text:tab/></text:span><text:span text:style-name="T38">return x;</text:span></text:p><text:p text:style-name="P17"><text:span text:style-name="T38">}</text:span></text:p><text:p text:style-name="P17"><text:span text:style-name="T38"/></text:p><text:p text:style-name="P17"><text:span text:style-name="T38">int main(){</text:span></text:p><text:p text:style-name="P17"><text:span text:style-name="T38"><text:tab/></text:span><text:span text:style-name="T38">TESTE y;</text:span></text:p><text:p text:style-name="P17"><text:span text:style-name="T38"><text:tab/></text:span><text:span text:style-name="T38">y.c1 = 10;</text:span></text:p><text:p text:style-name="P17"><text:span text:style-name="T38"><text:tab/></text:span><text:span text:style-name="T38">y.c2 = 22;</text:span></text:p><text:p text:style-name="P17"><text:span text:style-name="T38"><text:tab/></text:span><text:span text:style-name="T38">PONT w = copiar(y);</text:span></text:p><text:p text:style-name="P17"><text:span text:style-name="T38"><text:tab/></text:span><text:span text:style-name="T38">printf("c1: %i, c2: %i\n", w-&gt;c1, w-&gt;c2);</text:span></text:p><text:p text:style-name="P17"><text:span text:style-name="T38"><text:tab/></text:span><text:span text:style-name="T38">return 0;</text:span></text:p><text:p text:style-name="P17"><text:span text:style-name="T38">}</text:span></text:p><text:p text:style-name="P17"><text:span text:style-name="T38"/></text:p><text:p text:style-name="P17"><text:span text:style-name="T38">/*</text:span></text:p><text:p text:style-name="P17"><text:span text:style-name="T38">c1: 10, c2: 22</text:span></text:p><text:p text:style-name="P17"><text:span text:style-name="T38">*/</text:span></text:p></draw:text-box></draw:frame><text:span text:style-name="T13"><text:tab/></text:span></text:p>
      <text:p text:style-name="P8"><text:span text:style-name="T13"><text:tab/>O programa utiliza a bilbioteca malloc.h </text:span><text:span text:style-name="T14">para que possamos chamar a função de alocação dinâmica de memória malloc. Começamos declarando duas estruturas </text:span><text:span text:style-name="T15">similares com dois atributos inteiros, chamadas de TESTE e PONT, sendo a segunda uma estrutura do tipo ponteiro.</text:span></text:p>
      <text:p text:style-name="P8"><text:span text:style-name="T15"><text:tab/></text:span><text:span text:style-name="T16">A seguir é declarada uma </text:span><text:span text:style-name="T17">função copiar do tipo PONT que recebe uma struct TESTE </text:span><text:span text:style-name="T18">como argumento, aloca um espaço de memória do tamanho de TESTE e retorna </text:span><text:span text:style-name="T19">uma PONT igual à entrada </text:span><text:span text:style-name="T20">(poderia ter sido usado x = &amp;t1 ao invés de *x = t1 para fazer com que x aponte para t1)</text:span><text:span text:style-name="T19">.</text:span></text:p>
      <text:p text:style-name="P13"><text:span text:style-name="T27"><text:tab/>Dentro do main é declarada uma struct nova TESTE y, inicializada com os valores 10 e 22, e a seguir </text:span><text:span text:style-name="T28">é declarada uma PONT w que recebe a saída da função copiar usando y como parâmetro. PONT w recebeu então os valores de y e o programa imprime os valores de w '</text:span><text:span text:style-name="T1">c1: 10, c2: 22</text:span><text:span text:style-name="T28">'.</text:span></text:p>
      <text:p text:style-name="P4"><text:span text:style-name="T12">2</text:span>.<text:span text:style-name="T11">2</text:span> <text:span text:style-name="T10">Estrutura</text:span><text:span text:style-name="T11">Simples</text:span><text:span text:style-name="T10">.c</text:span></text:p>
      <text:p text:style-name="P2"/>
      <text:p text:style-name="P2"><draw:frame text:anchor-type="paragraph" draw:z-index="2" draw:name="Forma3" draw:style-name="gr2" draw:text-style-name="P18" svg:width="13.468cm" svg:height="13.45cm" svg:x="1.766cm" svg:y="0cm"><draw:text-box><text:p text:style-name="P17"><text:span text:style-name="T38">#include &lt;stdio.h&gt;</text:span></text:p><text:p text:style-name="P17"><text:span text:style-name="T38">#define alturaMaxima 225</text:span></text:p><text:p text:style-name="P17"><text:span text:style-name="T38"/></text:p><text:p text:style-name="P17"><text:span text:style-name="T38">typedef struct</text:span></text:p><text:p text:style-name="P17"><text:span text:style-name="T38">{</text:span></text:p><text:p text:style-name="P17"><text:span text:style-name="T38"><text:s text:c="2"/></text:span><text:span text:style-name="T38">int peso; <text:s text:c="2"/>// peso em quilogramas</text:span></text:p><text:p text:style-name="P17"><text:span text:style-name="T38"><text:s text:c="2"/></text:span><text:span text:style-name="T38">int altura; // altura em centimetros</text:span></text:p><text:p text:style-name="P17"><text:span text:style-name="T38">} PesoAltura;</text:span></text:p><text:p text:style-name="P17"><text:span text:style-name="T38"/></text:p><text:p text:style-name="P17"><text:span text:style-name="T38">int main() {</text:span></text:p><text:p text:style-name="P17"><text:span text:style-name="T38"><text:s text:c="2"/></text:span><text:span text:style-name="T38">int x;</text:span></text:p><text:p text:style-name="P17"><text:span text:style-name="T38"><text:s text:c="2"/></text:span><text:span text:style-name="T38">PesoAltura pessoa1;</text:span></text:p><text:p text:style-name="P17"><text:span text:style-name="T38"><text:s text:c="2"/></text:span><text:span text:style-name="T38">pessoa1.peso = 80;</text:span></text:p><text:p text:style-name="P17"><text:span text:style-name="T38"><text:s text:c="2"/></text:span><text:span text:style-name="T38">pessoa1.altura = 185;</text:span></text:p><text:p text:style-name="P17"><text:span text:style-name="T38"/></text:p><text:p text:style-name="P17"><text:span text:style-name="T38"><text:s text:c="2"/></text:span><text:span text:style-name="T38">printf("Peso: %i, Altura %i. ", pessoa1.peso, pessoa1.altura);</text:span></text:p><text:p text:style-name="P17"><text:span text:style-name="T38"><text:s text:c="2"/></text:span><text:span text:style-name="T38">if (pessoa1.altura&gt;alturaMaxima) {</text:span></text:p><text:p text:style-name="P17"><text:span text:style-name="T38"><text:s text:c="4"/></text:span><text:span text:style-name="T38">printf("Altura acima da maxima.\n");</text:span></text:p><text:p text:style-name="P17"><text:span text:style-name="T38"><text:s text:c="2"/></text:span><text:span text:style-name="T38">}</text:span></text:p><text:p text:style-name="P17"><text:span text:style-name="T38"><text:s text:c="2"/></text:span><text:span text:style-name="T38">else printf("Altura abaixo da maxima.\n");</text:span></text:p><text:p text:style-name="P17"><text:span text:style-name="T38"/></text:p><text:p text:style-name="P17"><text:span text:style-name="T38"><text:s text:c="2"/></text:span><text:span text:style-name="T38">printf("%p %p %p\n", &amp;x, &amp;pessoa1, &amp;(pessoa1.altura));</text:span></text:p><text:p text:style-name="P17"><text:span text:style-name="T38"><text:s/></text:span></text:p><text:p text:style-name="P17"><text:span text:style-name="T38"><text:s text:c="2"/></text:span><text:span text:style-name="T38">return 0;</text:span></text:p><text:p text:style-name="P17"><text:span text:style-name="T38">}</text:span></text:p><text:p text:style-name="P17"><text:span text:style-name="T38"/></text:p><text:p text:style-name="P17"><text:span text:style-name="T38">/*</text:span></text:p><text:p text:style-name="P17"><text:span text:style-name="T38">Peso: 80, Altura 185. Altura abaixo da maxima.</text:span></text:p><text:p text:style-name="P17"><text:span text:style-name="T38">0x7ffc84b3daec 0x7ffc84b3daf0 0x7ffc84b3daf4</text:span></text:p><text:p text:style-name="P17"><text:span text:style-name="T38">*/</text:span></text:p></draw:text-box></draw:frame></text:p>
      <text:p text:style-name="P12"><text:tab/><text:span text:style-name="T36">Primeiramente é definido um valor estático alturaMaxima como 225, logo mais declaramos uma estrutura PesoAltura com dois valores inteiros para peso e altura de uma pessoa respectivamente.</text:span></text:p>
      <text:p text:style-name="P15"><text:span text:style-name="T29"><text:tab/></text:span><text:span text:style-name="T30">Já dentro do main é declarada um inteiro x e uma variável pessoa1 do tipo PesoAltura que é iniciada com os valores 80 e 185. O programa então imprime os valores dentro de pessoa1 </text:span><text:span text:style-name="T31">na forma '</text:span><text:span text:style-name="T1">Peso: 80, Altura 185. </text:span><text:span text:style-name="T31">' e segue com uma condicional que verifica se o valor de pessoa1.altura é maior ou menor/igual que o valor de alturaMaxima definido no ínicio do programa e imprime um</text:span><text:span text:style-name="T32">a mensagem de 'A</text:span><text:span text:style-name="T1">ltura acima da maxima.</text:span><text:span text:style-name="T32">' ou '</text:span><text:span text:style-name="T1">Altura abaixo da maxima.</text:span><text:span text:style-name="T32">' dependendo do caso. Como pessoa1.altura é menor que 255 o programa imprime a segunda opção com uma quebra de linha.</text:span></text:p>
      <text:p text:style-name="P15"><text:span text:style-name="T32"><text:tab/>Por fim o programa imprime os endereços de memória das variáveis x, pessoa1 e pessoa1.altura, </text:span><text:span text:style-name="T33">no meu caso o programa imprimiu os valores 000000000062FE1C, 000000000062FE10 e 000000000062FE14. Curioso também notar que se imprimirmos o endereço de pessoa1.peso o programa mostra exatamente o mesmo endereço de pessoa1 000000000062FE10.</text:span></text:p>
      <text:p text:style-name="P12"/>
      <text:p text:style-name="P4">2.<text:span text:style-name="T11">3</text:span> <text:span text:style-name="T10">Estrutura</text:span><text:span text:style-name="T11">Simples2</text:span><text:span text:style-name="T10">.c</text:span></text:p>
      <text:p text:style-name="P2"/>
      <text:p text:style-name="P2"><draw:frame text:anchor-type="paragraph" draw:z-index="3" draw:name="Forma4" draw:style-name="gr1" draw:text-style-name="P18" svg:width="13.468cm" svg:height="15.74cm" svg:x="1.766cm" svg:y="0cm"><draw:text-box><text:p text:style-name="P17"><text:span text:style-name="T38">#include &lt;stdio.h&gt;</text:span></text:p><text:p text:style-name="P17"><text:span text:style-name="T38">#include &lt;malloc.h&gt;</text:span></text:p><text:p text:style-name="P17"><text:span text:style-name="T38">#define alturaMaxima 225</text:span></text:p><text:p text:style-name="P17"><text:span text:style-name="T38"/></text:p><text:p text:style-name="P17"><text:span text:style-name="T38">typedef struct</text:span></text:p><text:p text:style-name="P17"><text:span text:style-name="T38">{</text:span></text:p><text:p text:style-name="P17"><text:span text:style-name="T38"><text:s text:c="2"/></text:span><text:span text:style-name="T38">int peso; <text:s text:c="2"/>// peso em quilogramas</text:span></text:p><text:p text:style-name="P17"><text:span text:style-name="T38"><text:s text:c="2"/></text:span><text:span text:style-name="T38">int altura; // altura em centimetros</text:span></text:p><text:p text:style-name="P17"><text:span text:style-name="T38">} PesoAltura;</text:span></text:p><text:p text:style-name="P17"><text:span text:style-name="T38"/></text:p><text:p text:style-name="P17"><text:span text:style-name="T38">int main() {</text:span></text:p><text:p text:style-name="P17"><text:span text:style-name="T38"><text:s text:c="2"/></text:span><text:span text:style-name="T38">int x;</text:span></text:p><text:p text:style-name="P17"><text:span text:style-name="T38"><text:s text:c="2"/></text:span><text:span text:style-name="T38">PesoAltura* pessoa1;</text:span></text:p><text:p text:style-name="P17"><text:span text:style-name="T38"><text:s text:c="2"/></text:span><text:span text:style-name="T38">printf("Valor inicial do endereco: %p\n", pessoa1);</text:span></text:p><text:p text:style-name="P17"><text:span text:style-name="T38"><text:s text:c="2"/></text:span><text:span text:style-name="T38">pessoa1 = (PesoAltura*) malloc(sizeof(PesoAltura));</text:span></text:p><text:p text:style-name="P17"><text:span text:style-name="T38"><text:s text:c="2"/></text:span><text:span text:style-name="T38">printf("Peso: %i, Altura %i. ", pessoa1-&gt;peso, pessoa1-&gt;altura);</text:span></text:p><text:p text:style-name="P17"><text:span text:style-name="T38"><text:s text:c="2"/></text:span><text:span text:style-name="T38">pessoa1-&gt;peso = 80;</text:span></text:p><text:p text:style-name="P17"><text:span text:style-name="T38"><text:s text:c="2"/></text:span><text:span text:style-name="T38">pessoa1-&gt;altura = 185;</text:span></text:p><text:p text:style-name="P17"><text:span text:style-name="T38"/></text:p><text:p text:style-name="P17"><text:span text:style-name="T38"><text:s text:c="2"/></text:span><text:span text:style-name="T38">printf("Peso: %i, Altura %i. ", pessoa1-&gt;peso, pessoa1-&gt;altura);</text:span></text:p><text:p text:style-name="P17"><text:span text:style-name="T38"><text:s text:c="2"/></text:span><text:span text:style-name="T38">if (pessoa1-&gt;altura&gt;alturaMaxima) {</text:span></text:p><text:p text:style-name="P17"><text:span text:style-name="T38"><text:s text:c="4"/></text:span><text:span text:style-name="T38">printf("Altura acima da maxima.\n");</text:span></text:p><text:p text:style-name="P17"><text:span text:style-name="T38"><text:s text:c="2"/></text:span><text:span text:style-name="T38">}</text:span></text:p><text:p text:style-name="P17"><text:span text:style-name="T38"><text:s text:c="2"/></text:span><text:span text:style-name="T38">else printf("Altura abaixo da maxima.\n");</text:span></text:p><text:p text:style-name="P17"><text:span text:style-name="T38"/></text:p><text:p text:style-name="P17"><text:span text:style-name="T38"><text:s text:c="2"/></text:span><text:span text:style-name="T38">printf("Enderecos: %p %p %p\n", &amp;x, &amp;pessoa1, pessoa1);</text:span></text:p><text:p text:style-name="P17"><text:span text:style-name="T38"><text:s/></text:span></text:p><text:p text:style-name="P17"><text:span text:style-name="T38"><text:s text:c="2"/></text:span><text:span text:style-name="T38">return 0;</text:span></text:p><text:p text:style-name="P17"><text:span text:style-name="T38">}</text:span></text:p><text:p text:style-name="P17"><text:span text:style-name="T38"/></text:p><text:p text:style-name="P17"><text:span text:style-name="T38">/*</text:span></text:p><text:p text:style-name="P17"><text:span text:style-name="T38">Valor inicial do endereço: (nil)</text:span></text:p><text:p text:style-name="P17"><text:span text:style-name="T38">Peso: 0, Altura 0. Peso: 80, Altura 185. Altura abaixo da maxima.</text:span></text:p><text:p text:style-name="P17"><text:span text:style-name="T38">Endereços: 0x7ffde9c33f74 0x7ffde9c33f78 0x1f50010</text:span></text:p><text:p text:style-name="P17"><text:span text:style-name="T38">*/</text:span></text:p></draw:text-box></draw:frame></text:p>
      <text:p text:style-name="P10"><text:tab/><text:span text:style-name="T21">Esse programa utiliza conceitos parecidos aos ultimos dois juntos. Ele começa chamando a biblioteca malloc.h, definindo a alturaMaxima 255 </text:span><text:span text:style-name="T22">e declarando uma struct idêntica à do programa anterior. Dentro do main é declarado um inteiro x e um ponteiro do tipo PesoAltura chamado pessoa1 </text:span><text:span text:style-name="T23">que não é iniciado mas que quando compilado no Dev-C++ mostra 'Valor inicial do endereco: 0000000000000000' quando o programa imprime </text:span><text:span text:style-name="T26">seu</text:span><text:span text:style-name="T23"> valor.</text:span></text:p>
      <text:p text:style-name="P10"><text:span text:style-name="T23"><text:tab/>Em seguida alocamos um espaço de memória para pessoa1 usando a função malloc e imprimimos o valor para peso e altura dentro de pessoa1, </text:span><text:span text:style-name="T24">mas como a variável não foi iniciada os valores mostrados serão aleatórios pois não sabemos o que há naquele endereço de memória. No meu caso o programa mostrou Peso: 1665104, Altura 0, e o endereço que foi alocado para pessoa1 foi 0000000000191460, </text:span><text:span text:style-name="T25">mas esse valores mudam toda vez que o programa é executado.</text:span></text:p>
      <text:p text:style-name="P16"><text:span text:style-name="T34"><text:tab/>A variável pessoa1 recebe os valores de 80 e 185 para peso e altura, e novamente é usado o condicional para verificar se a altura ultrapassa 255 e o programa </text:span><text:span text:style-name="T35">imprime</text:span><text:span text:style-name="T25"> ‘</text:span><text:span text:style-name="T1">Peso: 80, Altura 185. Altura abaixo da maxima.’ </text:span><text:span text:style-name="T2">e os endereços de x, </text:span><text:span text:style-name="T4">de</text:span><text:span text:style-name="T2"> pessoa</text:span><text:span text:style-name="T3">1 e o valor de pessoa1 (</text:span><text:span text:style-name="T6">0000000000191460</text:span><text:span text:style-name="T3">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01T11:08:02.837000000</dc:date>
    <meta:editing-duration>PT1H5M26S</meta:editing-duration>
    <meta:editing-cycles>8</meta:editing-cycles>
    <meta:document-statistic meta:table-count="0" meta:image-count="0" meta:object-count="0" meta:page-count="4" meta:paragraph-count="18" meta:word-count="608" meta:character-count="3573" meta:non-whitespace-character-count="2970"/>
  </office:meta>
</office:document-meta>
</file>